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0.7972in"/>
    </style:style>
    <style:style style:name="co7" style:family="table-column">
      <style:table-column-properties fo:break-before="auto" style:column-width="0.7209in"/>
    </style:style>
    <style:style style:name="co8" style:family="table-column">
      <style:table-column-properties fo:break-before="auto" style:column-width="1.10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Plugins" table:style-name="ta1" table:print="false"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number-columns-repeated="4" table:default-cell-style-name="ce1"/>
        <table:table-row table:style-name="ro1">
          <table:table-cell/>
          <table:table-cell office:value-type="string">
            <text:p>Core</text:p>
          </table:table-cell>
          <table:table-cell office:value-type="string">
            <text:p>SQL author</text:p>
          </table:table-cell>
          <table:table-cell office:value-type="string">
            <text:p>SQL trust</text:p>
          </table:table-cell>
          <table:table-cell office:value-type="string">
            <text:p>SQL updated</text:p>
          </table:table-cell>
          <table:table-cell office:value-type="string">
            <text:p>SQL Tested</text:p>
          </table:table-cell>
          <table:table-cell office:value-type="string">
            <text:p>Compiled</text:p>
          </table:table-cell>
          <table:table-cell office:value-type="string">
            <text:p>Files cleaned</text:p>
          </table:table-cell>
          <table:table-cell office:value-type="string">
            <text:p>Packaged</text:p>
          </table:table-cell>
          <table:table-cell office:value-type="string">
            <text:p>output synced</text:p>
          </table:table-cell>
          <table:table-cell office:value-type="string">
            <text:p>script</text:p>
          </table:table-cell>
          <table:table-cell table:number-columns-repeated="3"/>
        </table:table-row>
        <table:table-row table:style-name="ro1">
          <table:table-cell office:value-type="string">
            <text:p>Android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Aprilaire Thermostat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Bluetooth</text:p>
          </table:table-cell>
          <table:table-cell table:number-columns-repeated="10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CM11A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CM15A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CM17A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Computer Power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COMSUpdater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DSC Alarm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Email</text:p>
          </table:table-cell>
          <table:table-cell table:number-columns-repeated="10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Event Ghost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Global Cache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Insteon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Jabber</text:p>
          </table:table-cell>
          <table:table-cell table:number-columns-repeated="10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J-Works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KillAWatt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LightswitchServer</text:p>
          </table:table-cell>
          <table:table-cell office:value-type="string">
            <text:p>Missing install SQL</text:p>
          </table:table-cell>
          <table:table-cell table:number-columns-repeated="12"/>
        </table:table-row>
        <table:table-row table:style-name="ro1">
          <table:table-cell office:value-type="string">
            <text:p>MediaCenter</text:p>
          </table:table-cell>
          <table:table-cell office:value-type="string">
            <text:p>Obsolete</text:p>
          </table:table-cell>
          <table:table-cell table:number-columns-repeated="12"/>
        </table:table-row>
        <table:table-row table:style-name="ro1">
          <table:table-cell office:value-type="string">
            <text:p>Meter Reader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Nest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Network Monitor</text:p>
          </table:table-cell>
          <table:table-cell table:number-columns-repeated="10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OneWire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Onkyo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hidget-IK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hidget-RFID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hidget-Servo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owershell</text:p>
          </table:table-cell>
          <table:table-cell table:number-columns-repeated="10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RadioThermostat</text:p>
          </table:table-cell>
          <table:table-cell table:number-columns-repeated="13"/>
        </table:table-row>
        <table:table-row table:style-name="ro1">
          <table:table-cell office:value-type="string">
            <text:p>RCSTR40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Rest</text:p>
          </table:table-cell>
          <table:table-cell table:number-columns-repeated="10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RFXCOM</text:p>
          </table:table-cell>
          <table:table-cell table:number-columns-repeated="13"/>
        </table:table-row>
        <table:table-row table:style-name="ro1">
          <table:table-cell office:value-type="string">
            <text:p>Roomba</text:p>
          </table:table-cell>
          <table:table-cell table:number-columns-repeated="13"/>
        </table:table-row>
        <table:table-row table:style-name="ro1">
          <table:table-cell office:value-type="string">
            <text:p>RSS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Script Processor</text:p>
          </table:table-cell>
          <table:table-cell table:number-columns-repeated="10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Sony</text:p>
          </table:table-cell>
          <table:table-cell table:number-columns-repeated="13"/>
        </table:table-row>
        <table:table-row table:style-name="ro1">
          <table:table-cell office:value-type="string">
            <text:p>Speech</text:p>
          </table:table-cell>
          <table:table-cell table:number-columns-repeated="10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Squuezebox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SSH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Tellstick</text:p>
          </table:table-cell>
          <table:table-cell table:number-columns-repeated="13"/>
        </table:table-row>
        <table:table-row table:style-name="ro1">
          <table:table-cell office:value-type="string">
            <text:p>Twitter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USBUIRT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W800RF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Weather</text:p>
          </table:table-cell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office:value-type="string">
            <text:p>Web Server</text:p>
          </table:table-cell>
          <table:table-cell table:number-columns-repeated="10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Wunderground</text:p>
          </table:table-cell>
          <table:table-cell table:number-columns-repeated="10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XBMC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Zwave</text:p>
          </table:table-cell>
          <table:table-cell/>
          <table:table-cell table:number-columns-repeated="8" office:value-type="string">
            <text:p>x</text:p>
          </table:table-cell>
          <table:table-cell table:number-columns-repeated="4"/>
        </table:table-row>
        <table:table-row table:style-name="ro1" table:number-rows-repeated="104852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5/24/2017</text:date>, <text:time>05:4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0DT16H36M27S</meta:editing-duration>
    <meta:editing-cycles>15</meta:editing-cycles>
    <meta:generator>OpenOffice/4.1.0$Win32 OpenOffice.org_project/410m18$Build-9764</meta:generator>
    <dc:date>2017-05-24T05:46:56.29</dc:date>
    <dc:creator>Vaughn </dc:creator>
    <meta:document-statistic meta:table-count="3" meta:cell-count="392" meta:object-count="0"/>
    <meta:user-defined meta:name="Info 1"/>
    <meta:user-defined meta:name="Info 2"/>
    <meta:user-defined meta:name="Info 3"/>
    <meta:user-defined meta:name="Info 4"/>
  </office:meta>
</office:document-meta>
</file>